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c65b" officeooo:paragraph-rsid="001bc65b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6pt" officeooo:rsid="001bc65b" officeooo:paragraph-rsid="001bc65b" style:font-size-asian="16pt" style:font-size-complex="16pt"/>
    </style:style>
    <style:style style:name="P3" style:family="paragraph" style:parent-style-name="Table_20_Contents">
      <style:text-properties style:font-name="Ubuntu" fo:font-size="16pt" officeooo:rsid="001cbfef" officeooo:paragraph-rsid="001cbfef" style:font-size-asian="16pt" style:font-size-complex="16pt"/>
    </style:style>
    <style:style style:name="P4" style:family="paragraph" style:parent-style-name="Table_20_Contents">
      <style:text-properties style:font-name="Ubuntu" fo:font-size="16pt" officeooo:rsid="001e1eff" officeooo:paragraph-rsid="001e1eff" style:font-size-asian="16pt" style:font-size-complex="16pt"/>
    </style:style>
    <style:style style:name="P5" style:family="paragraph" style:parent-style-name="Text_20_body">
      <style:text-properties style:font-name="Ubuntu" fo:font-size="16pt" officeooo:rsid="001bc65b" officeooo:paragraph-rsid="001bc65b" style:font-size-asian="16pt" style:font-size-complex="16pt"/>
    </style:style>
    <style:style style:name="P6" style:family="paragraph" style:parent-style-name="Text_20_body">
      <style:text-properties style:font-name="Ubuntu" fo:font-size="12pt" officeooo:rsid="001bc65b" officeooo:paragraph-rsid="001bc65b" style:font-size-asian="12pt" style:font-size-complex="12pt"/>
    </style:style>
    <style:style style:name="P7" style:family="paragraph" style:parent-style-name="Text_20_body">
      <style:text-properties officeooo:paragraph-rsid="001bc65b"/>
    </style:style>
    <style:style style:name="P8" style:family="paragraph" style:parent-style-name="Text_20_body">
      <style:text-properties fo:font-size="12pt" officeooo:paragraph-rsid="001cbfef" style:font-size-asian="12pt" style:font-size-complex="12pt"/>
    </style:style>
    <style:style style:name="P9" style:family="paragraph" style:parent-style-name="Title">
      <style:text-properties style:font-name="Ubuntu" fo:font-size="16pt" style:font-size-asian="16pt" style:font-size-complex="16pt"/>
    </style:style>
    <style:style style:name="T1" style:family="text">
      <style:text-properties style:font-name="Ubuntu"/>
    </style:style>
    <style:style style:name="T2" style:family="text">
      <style:text-properties style:font-name="Ubuntu" fo:font-size="16pt" officeooo:rsid="001bc65b" style:font-size-asian="16pt" style:font-size-complex="16pt"/>
    </style:style>
    <style:style style:name="T3" style:family="text">
      <style:text-properties style:font-name="Ubuntu" officeooo:rsid="001bc65b"/>
    </style:style>
    <style:style style:name="T4" style:family="text">
      <style:text-properties style:font-name="Ubuntu" fo:font-size="12pt" officeooo:rsid="001bc65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RTING</text:p>
      <text:p text:style-name="P8"><text:span text:style-name="T3">unsorted arr1: [</text:span><text:span text:style-name="T1">34, 7, 23, 32, 5, 62, 12, 89, 41, 18</text:span><text:span text:style-name="T3">]</text:span></text:p>
      <text:p text:style-name="P7"><text:span text:style-name="T4">unsorted arr2: </text:span><text:span text:style-name="T1">[47, 85, 12, 24, 96, 34, 72, 59, 43, 88, 21, 64, 17, 33, 90, 8, 55, 71, 42, 29, 67, 38, 51, 76, 11, 93, 19, 86, 53, 62, 27, 49, 75, 31, 99, 45, 84, 22, 68, 56, 80, 26, 70, 60, 5, 18, 100, 30, 92, 41, 79, 87, 23, 6, 81, 52, 98, 28, 9, 16, 77, 73, 3, 57, 25, 54, 4, 57, 97, 40, 65, 50, 94, 1, 88, 20, 63, 70, 82, 61, 74, 7, 32, 46, 12, 91, 78, 2, 26, 15]</text:span></text:p>
      <text:p text:style-name="P6">unsorted arr3: []</text:p>
      <text:p text:style-name="P6">unsorted arr4: []</text:p>
      <text:p text:style-name="P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bubble</text:p>
          </table:table-cell>
          <table:table-cell table:style-name="Table1.A1" office:value-type="string">
            <text:p text:style-name="P2">selection</text:p>
          </table:table-cell>
          <table:table-cell table:style-name="Table1.A1" office:value-type="string">
            <text:p text:style-name="P2">insertion</text:p>
          </table:table-cell>
          <table:table-cell table:style-name="Table1.D1" office:value-type="string">
            <text:p text:style-name="P2">shell</text:p>
          </table:table-cell>
        </table:table-row>
        <table:table-row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0</text:p>
          </table:table-cell>
          <table:table-cell table:style-name="Table1.D2" office:value-type="string">
            <text:p text:style-name="P3">9</text:p>
          </table:table-cell>
        </table:table-row>
        <table:table-row>
          <table:table-cell table:style-name="Table1.A2" office:value-type="string">
            <text:p text:style-name="P3">2085</text:p>
          </table:table-cell>
          <table:table-cell table:style-name="Table1.A2" office:value-type="string">
            <text:p text:style-name="P3">310</text:p>
          </table:table-cell>
          <table:table-cell table:style-name="Table1.A2" office:value-type="string">
            <text:p text:style-name="P3">310</text:p>
          </table:table-cell>
          <table:table-cell table:style-name="Table1.D2" office:value-type="string">
            <text:p text:style-name="P3">335</text:p>
          </table:table-cell>
        </table:table-row>
        <table:table-row>
          <table:table-cell table:style-name="Table1.A2" office:value-type="string">
            <text:p text:style-name="P4">247256</text:p>
          </table:table-cell>
          <table:table-cell table:style-name="Table1.A2" office:value-type="string">
            <text:p text:style-name="P4">5343</text:p>
          </table:table-cell>
          <table:table-cell table:style-name="Table1.A2" office:value-type="string">
            <text:p text:style-name="P4">5343</text:p>
          </table:table-cell>
          <table:table-cell table:style-name="Table1.D2" office:value-type="string">
            <text:p text:style-name="P4">6692</text:p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30T09:24:33.727264406</meta:creation-date>
    <dc:date>2024-08-30T09:51:30.924542060</dc:date>
    <meta:editing-duration>PT6M36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127" meta:character-count="528" meta:non-whitespace-character-count="422"/>
  </office:meta>
</office:document-meta>
</file>